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140.71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92.44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155.4pt"/>
    </style:style>
    <style:style style:name="co15" style:family="table-column">
      <style:table-column-properties fo:break-before="auto" style:column-width="129.9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re_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circuit name</text:p>
          </table:table-cell>
          <table:table-cell office:value-type="string" calcext:value-type="string">
            <text:p><text:s/>number of actions</text:p>
          </table:table-cell>
          <table:table-cell office:value-type="string" calcext:value-type="string">
            <text:p><text:s/>from waypoint</text:p>
          </table:table-cell>
          <table:table-cell office:value-type="string" calcext:value-type="string">
            <text:p><text:s/>lookahead</text:p>
          </table:table-cell>
          <table:table-cell office:value-type="string" calcext:value-type="string">
            <text:p><text:s/>finished within time limit</text:p>
          </table:table-cell>
          <table:table-cell office:value-type="string" calcext:value-type="string">
            <text:p><text:s/>found solution</text:p>
          </table:table-cell>
          <table:table-cell office:value-type="string" calcext:value-type="string">
            <text:p><text:s/>open nodes</text:p>
          </table:table-cell>
          <table:table-cell office:value-type="string" calcext:value-type="string">
            <text:p><text:s/>closed nodes</text:p>
          </table:table-cell>
          <table:table-cell office:value-type="string" calcext:value-type="string">
            <text:p><text:s/>time to finish</text:p>
          </table:table-cell>
          <table:table-cell office:value-type="string" calcext:value-type="string">
            <text:p><text:s/>time to last but one waypoint</text:p>
          </table:table-cell>
          <table:table-cell office:value-type="string" calcext:value-type="string">
            <text:p><text:s/>travelled distance</text:p>
          </table:table-cell>
          <table:table-cell office:value-type="string" calcext:value-type="string">
            <text:p><text:s/>time step</text:p>
          </table:table-cell>
          <table:table-cell office:value-type="string" calcext:value-type="string">
            <text:p><text:s/>discretization</text:p>
          </table:table-cell>
          <table:table-cell office:value-type="string" calcext:value-type="string">
            <text:p><text:s/>success rate</text:p>
          </table:table-cell>
          <table:table-cell office:value-type="string" calcext:value-type="string">
            <text:p><text:s/>number of repetitions</text:p>
          </table:table-cell>
          <table:table-cell office:value-type="string" calcext:value-type="string">
            <text:p><text:s/>average computation time in ms</text:p>
          </table:table-cell>
          <table:table-cell office:value-type="string" calcext:value-type="string">
            <text:p><text:s/>computation time variance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93379" calcext:value-type="float">
            <text:p>93379</text:p>
          </table:table-cell>
          <table:table-cell office:value-type="float" office:value="6262" calcext:value-type="float">
            <text:p>6262</text:p>
          </table:table-cell>
          <table:table-cell office:value-type="float" office:value="5.68" calcext:value-type="float">
            <text:p>5.68</text:p>
          </table:table-cell>
          <table:table-cell office:value-type="float" office:value="4.48" calcext:value-type="float">
            <text:p>4.48</text:p>
          </table:table-cell>
          <table:table-cell office:value-type="float" office:value="27.7484" calcext:value-type="float">
            <text:p>27.748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7.2" calcext:value-type="float">
            <text:p>267.2</text:p>
          </table:table-cell>
          <table:table-cell office:value-type="float" office:value="152.56" calcext:value-type="float">
            <text:p>152.56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9807" calcext:value-type="float">
            <text:p>59807</text:p>
          </table:table-cell>
          <table:table-cell office:value-type="float" office:value="4057" calcext:value-type="float">
            <text:p>4057</text:p>
          </table:table-cell>
          <table:table-cell office:value-type="float" office:value="5.64" calcext:value-type="float">
            <text:p>5.64</text:p>
          </table:table-cell>
          <table:table-cell office:value-type="float" office:value="4.36" calcext:value-type="float">
            <text:p>4.36</text:p>
          </table:table-cell>
          <table:table-cell office:value-type="float" office:value="26.9536" calcext:value-type="float">
            <text:p>26.953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7.8" calcext:value-type="float">
            <text:p>187.8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78018" calcext:value-type="float">
            <text:p>1778018</text:p>
          </table:table-cell>
          <table:table-cell office:value-type="float" office:value="114323" calcext:value-type="float">
            <text:p>114323</text:p>
          </table:table-cell>
          <table:table-cell office:value-type="float" office:value="11.76" calcext:value-type="float">
            <text:p>11.76</text:p>
          </table:table-cell>
          <table:table-cell office:value-type="float" office:value="10.32" calcext:value-type="float">
            <text:p>10.32</text:p>
          </table:table-cell>
          <table:table-cell office:value-type="float" office:value="70.6696" calcext:value-type="float">
            <text:p>70.669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26.8" calcext:value-type="float">
            <text:p>6026.8</text:p>
          </table:table-cell>
          <table:table-cell office:value-type="float" office:value="25429.8" calcext:value-type="float">
            <text:p>25429.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31466" calcext:value-type="float">
            <text:p>431466</text:p>
          </table:table-cell>
          <table:table-cell office:value-type="float" office:value="27338" calcext:value-type="float">
            <text:p>27338</text:p>
          </table:table-cell>
          <table:table-cell office:value-type="float" office:value="11.64" calcext:value-type="float">
            <text:p>11.64</text:p>
          </table:table-cell>
          <table:table-cell office:value-type="float" office:value="10.08" calcext:value-type="float">
            <text:p>10.08</text:p>
          </table:table-cell>
          <table:table-cell office:value-type="float" office:value="70.6947" calcext:value-type="float">
            <text:p>70.694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82.4" calcext:value-type="float">
            <text:p>1582.4</text:p>
          </table:table-cell>
          <table:table-cell office:value-type="float" office:value="379.84" calcext:value-type="float">
            <text:p>379.8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5672" calcext:value-type="float">
            <text:p>185672</text:p>
          </table:table-cell>
          <table:table-cell office:value-type="float" office:value="12358" calcext:value-type="float">
            <text:p>12358</text:p>
          </table:table-cell>
          <table:table-cell office:value-type="float" office:value="11.52" calcext:value-type="float">
            <text:p>11.52</text:p>
          </table:table-cell>
          <table:table-cell office:value-type="float" office:value="10.64" calcext:value-type="float">
            <text:p>10.64</text:p>
          </table:table-cell>
          <table:table-cell office:value-type="float" office:value="60.5382" calcext:value-type="float">
            <text:p>60.538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837" calcext:value-type="float">
            <text:p>258837</text:p>
          </table:table-cell>
          <table:table-cell office:value-type="float" office:value="16904" calcext:value-type="float">
            <text:p>16904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4" calcext:value-type="float">
            <text:p>10.44</text:p>
          </table:table-cell>
          <table:table-cell office:value-type="float" office:value="58.9583" calcext:value-type="float">
            <text:p>58.958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0.8" calcext:value-type="float">
            <text:p>880.8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914219" calcext:value-type="float">
            <text:p>2914219</text:p>
          </table:table-cell>
          <table:table-cell office:value-type="float" office:value="176915" calcext:value-type="float">
            <text:p>176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288610" calcext:value-type="float">
            <text:p>2288610</text:p>
          </table:table-cell>
          <table:table-cell office:value-type="float" office:value="141374" calcext:value-type="float">
            <text:p>141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248" calcext:value-type="float">
            <text:p>1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880258" calcext:value-type="float">
            <text:p>2880258</text:p>
          </table:table-cell>
          <table:table-cell office:value-type="float" office:value="182868" calcext:value-type="float">
            <text:p>182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302" calcext:value-type="float">
            <text:p>1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047428" calcext:value-type="float">
            <text:p>2047428</text:p>
          </table:table-cell>
          <table:table-cell office:value-type="float" office:value="132073" calcext:value-type="float">
            <text:p>132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191" calcext:value-type="float">
            <text:p>1019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<text:s/>circuit name</text:p>
          </table:table-cell>
          <table:table-cell office:value-type="string" calcext:value-type="string">
            <text:p><text:s/>number of actions</text:p>
          </table:table-cell>
          <table:table-cell office:value-type="string" calcext:value-type="string">
            <text:p><text:s/>from waypoint</text:p>
          </table:table-cell>
          <table:table-cell office:value-type="string" calcext:value-type="string">
            <text:p><text:s/>lookahead</text:p>
          </table:table-cell>
          <table:table-cell office:value-type="string" calcext:value-type="string">
            <text:p><text:s/>finished within time limit</text:p>
          </table:table-cell>
          <table:table-cell office:value-type="string" calcext:value-type="string">
            <text:p><text:s/>found solution</text:p>
          </table:table-cell>
          <table:table-cell office:value-type="string" calcext:value-type="string">
            <text:p><text:s/>open nodes</text:p>
          </table:table-cell>
          <table:table-cell office:value-type="string" calcext:value-type="string">
            <text:p><text:s/>closed nodes</text:p>
          </table:table-cell>
          <table:table-cell office:value-type="string" calcext:value-type="string">
            <text:p><text:s/>time to finish</text:p>
          </table:table-cell>
          <table:table-cell office:value-type="string" calcext:value-type="string">
            <text:p><text:s/>time to last but one waypoint</text:p>
          </table:table-cell>
          <table:table-cell office:value-type="string" calcext:value-type="string">
            <text:p><text:s/>travelled distance</text:p>
          </table:table-cell>
          <table:table-cell office:value-type="string" calcext:value-type="string">
            <text:p><text:s/>time step</text:p>
          </table:table-cell>
          <table:table-cell office:value-type="string" calcext:value-type="string">
            <text:p><text:s/>discretization</text:p>
          </table:table-cell>
          <table:table-cell office:value-type="string" calcext:value-type="string">
            <text:p><text:s/>success rate</text:p>
          </table:table-cell>
          <table:table-cell office:value-type="string" calcext:value-type="string">
            <text:p><text:s/>number of repetitions</text:p>
          </table:table-cell>
          <table:table-cell office:value-type="string" calcext:value-type="string">
            <text:p><text:s/>average computation time in ms</text:p>
          </table:table-cell>
          <table:table-cell office:value-type="string" calcext:value-type="string">
            <text:p><text:s/>computation time variance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93379" calcext:value-type="float">
            <text:p>93379</text:p>
          </table:table-cell>
          <table:table-cell office:value-type="float" office:value="6262" calcext:value-type="float">
            <text:p>6262</text:p>
          </table:table-cell>
          <table:table-cell office:value-type="float" office:value="5.68" calcext:value-type="float">
            <text:p>5.68</text:p>
          </table:table-cell>
          <table:table-cell office:value-type="float" office:value="4.48" calcext:value-type="float">
            <text:p>4.48</text:p>
          </table:table-cell>
          <table:table-cell office:value-type="float" office:value="27.7484" calcext:value-type="float">
            <text:p>27.748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7.2" calcext:value-type="float">
            <text:p>267.2</text:p>
          </table:table-cell>
          <table:table-cell office:value-type="float" office:value="152.56" calcext:value-type="float">
            <text:p>152.56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9807" calcext:value-type="float">
            <text:p>59807</text:p>
          </table:table-cell>
          <table:table-cell office:value-type="float" office:value="4057" calcext:value-type="float">
            <text:p>4057</text:p>
          </table:table-cell>
          <table:table-cell office:value-type="float" office:value="5.64" calcext:value-type="float">
            <text:p>5.64</text:p>
          </table:table-cell>
          <table:table-cell office:value-type="float" office:value="4.36" calcext:value-type="float">
            <text:p>4.36</text:p>
          </table:table-cell>
          <table:table-cell office:value-type="float" office:value="26.9536" calcext:value-type="float">
            <text:p>26.953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7.8" calcext:value-type="float">
            <text:p>187.8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78018" calcext:value-type="float">
            <text:p>1778018</text:p>
          </table:table-cell>
          <table:table-cell office:value-type="float" office:value="114323" calcext:value-type="float">
            <text:p>114323</text:p>
          </table:table-cell>
          <table:table-cell office:value-type="float" office:value="11.76" calcext:value-type="float">
            <text:p>11.76</text:p>
          </table:table-cell>
          <table:table-cell office:value-type="float" office:value="10.32" calcext:value-type="float">
            <text:p>10.32</text:p>
          </table:table-cell>
          <table:table-cell office:value-type="float" office:value="70.6696" calcext:value-type="float">
            <text:p>70.669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26.8" calcext:value-type="float">
            <text:p>6026.8</text:p>
          </table:table-cell>
          <table:table-cell office:value-type="float" office:value="25429.8" calcext:value-type="float">
            <text:p>25429.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31466" calcext:value-type="float">
            <text:p>431466</text:p>
          </table:table-cell>
          <table:table-cell office:value-type="float" office:value="27338" calcext:value-type="float">
            <text:p>27338</text:p>
          </table:table-cell>
          <table:table-cell office:value-type="float" office:value="11.64" calcext:value-type="float">
            <text:p>11.64</text:p>
          </table:table-cell>
          <table:table-cell office:value-type="float" office:value="10.08" calcext:value-type="float">
            <text:p>10.08</text:p>
          </table:table-cell>
          <table:table-cell office:value-type="float" office:value="70.6947" calcext:value-type="float">
            <text:p>70.694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82.4" calcext:value-type="float">
            <text:p>1582.4</text:p>
          </table:table-cell>
          <table:table-cell office:value-type="float" office:value="379.84" calcext:value-type="float">
            <text:p>379.8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5672" calcext:value-type="float">
            <text:p>185672</text:p>
          </table:table-cell>
          <table:table-cell office:value-type="float" office:value="12358" calcext:value-type="float">
            <text:p>12358</text:p>
          </table:table-cell>
          <table:table-cell office:value-type="float" office:value="11.52" calcext:value-type="float">
            <text:p>11.52</text:p>
          </table:table-cell>
          <table:table-cell office:value-type="float" office:value="10.64" calcext:value-type="float">
            <text:p>10.64</text:p>
          </table:table-cell>
          <table:table-cell office:value-type="float" office:value="60.5382" calcext:value-type="float">
            <text:p>60.538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837" calcext:value-type="float">
            <text:p>258837</text:p>
          </table:table-cell>
          <table:table-cell office:value-type="float" office:value="16904" calcext:value-type="float">
            <text:p>16904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4" calcext:value-type="float">
            <text:p>10.44</text:p>
          </table:table-cell>
          <table:table-cell office:value-type="float" office:value="58.9583" calcext:value-type="float">
            <text:p>58.958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767.5-theta-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0.8" calcext:value-type="float">
            <text:p>880.8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914219" calcext:value-type="float">
            <text:p>2914219</text:p>
          </table:table-cell>
          <table:table-cell office:value-type="float" office:value="176915" calcext:value-type="float">
            <text:p>176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288610" calcext:value-type="float">
            <text:p>2288610</text:p>
          </table:table-cell>
          <table:table-cell office:value-type="float" office:value="141374" calcext:value-type="float">
            <text:p>141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248" calcext:value-type="float">
            <text:p>1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880258" calcext:value-type="float">
            <text:p>2880258</text:p>
          </table:table-cell>
          <table:table-cell office:value-type="float" office:value="182868" calcext:value-type="float">
            <text:p>182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302" calcext:value-type="float">
            <text:p>1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047428" calcext:value-type="float">
            <text:p>2047428</text:p>
          </table:table-cell>
          <table:table-cell office:value-type="float" office:value="132073" calcext:value-type="float">
            <text:p>132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767.5-theta-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191" calcext:value-type="float">
            <text:p>1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17595" calcext:value-type="float">
            <text:p>117595</text:p>
          </table:table-cell>
          <table:table-cell office:value-type="float" office:value="13773" calcext:value-type="float">
            <text:p>13773</text:p>
          </table:table-cell>
          <table:table-cell office:value-type="float" office:value="5.63333" calcext:value-type="float">
            <text:p>5.63333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28.1591" calcext:value-type="float">
            <text:p>28.1591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61604" calcext:value-type="float">
            <text:p>161604</text:p>
          </table:table-cell>
          <table:table-cell office:value-type="float" office:value="18831" calcext:value-type="float">
            <text:p>18831</text:p>
          </table:table-cell>
          <table:table-cell office:value-type="float" office:value="5.53333" calcext:value-type="float">
            <text:p>5.53333</text:p>
          </table:table-cell>
          <table:table-cell office:value-type="float" office:value="4.36667" calcext:value-type="float">
            <text:p>4.36667</text:p>
          </table:table-cell>
          <table:table-cell office:value-type="float" office:value="27.809" calcext:value-type="float">
            <text:p>27.809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49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51236" calcext:value-type="float">
            <text:p>551236</text:p>
          </table:table-cell>
          <table:table-cell office:value-type="float" office:value="63158" calcext:value-type="float">
            <text:p>63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5739" calcext:value-type="float">
            <text:p>185739</text:p>
          </table:table-cell>
          <table:table-cell office:value-type="float" office:value="20926" calcext:value-type="float">
            <text:p>20926</text:p>
          </table:table-cell>
          <table:table-cell office:value-type="float" office:value="11.7333" calcext:value-type="float">
            <text:p>11.7333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70.6305" calcext:value-type="float">
            <text:p>70.6305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101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44662" calcext:value-type="float">
            <text:p>244662</text:p>
          </table:table-cell>
          <table:table-cell office:value-type="float" office:value="28727" calcext:value-type="float">
            <text:p>28727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61.5235" calcext:value-type="float">
            <text:p>61.5235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23701" calcext:value-type="float">
            <text:p>123701</text:p>
          </table:table-cell>
          <table:table-cell office:value-type="float" office:value="14266" calcext:value-type="float">
            <text:p>14266</text:p>
          </table:table-cell>
          <table:table-cell office:value-type="float" office:value="10.9" calcext:value-type="float">
            <text:p>10.9</text:p>
          </table:table-cell>
          <table:table-cell office:value-type="float" office:value="10.0333" calcext:value-type="float">
            <text:p>10.0333</text:p>
          </table:table-cell>
          <table:table-cell office:value-type="float" office:value="58.5838" calcext:value-type="float">
            <text:p>58.5838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86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41185" calcext:value-type="float">
            <text:p>541185</text:p>
          </table:table-cell>
          <table:table-cell office:value-type="float" office:value="61990" calcext:value-type="float">
            <text:p>61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1965" calcext:value-type="float">
            <text:p>441965</text:p>
          </table:table-cell>
          <table:table-cell office:value-type="float" office:value="51085" calcext:value-type="float">
            <text:p>51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60762" calcext:value-type="float">
            <text:p>560762</text:p>
          </table:table-cell>
          <table:table-cell office:value-type="float" office:value="65628" calcext:value-type="float">
            <text:p>6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09178" calcext:value-type="float">
            <text:p>409178</text:p>
          </table:table-cell>
          <table:table-cell office:value-type="float" office:value="48483" calcext:value-type="float">
            <text:p>48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3894" calcext:value-type="float">
            <text:p>443894</text:p>
          </table:table-cell>
          <table:table-cell office:value-type="float" office:value="51707" calcext:value-type="float">
            <text:p>51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2960" calcext:value-type="float">
            <text:p>172960</text:p>
          </table:table-cell>
          <table:table-cell office:value-type="float" office:value="20339" calcext:value-type="float">
            <text:p>20339</text:p>
          </table:table-cell>
          <table:table-cell office:value-type="float" office:value="5.74" calcext:value-type="float">
            <text:p>5.74</text:p>
          </table:table-cell>
          <table:table-cell office:value-type="float" office:value="4.56" calcext:value-type="float">
            <text:p>4.56</text:p>
          </table:table-cell>
          <table:table-cell office:value-type="float" office:value="28.239" calcext:value-type="float">
            <text:p>28.23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3170" calcext:value-type="float">
            <text:p>133170</text:p>
          </table:table-cell>
          <table:table-cell office:value-type="float" office:value="15458" calcext:value-type="float">
            <text:p>15458</text:p>
          </table:table-cell>
          <table:table-cell office:value-type="float" office:value="5.64" calcext:value-type="float">
            <text:p>5.64</text:p>
          </table:table-cell>
          <table:table-cell office:value-type="float" office:value="4.44" calcext:value-type="float">
            <text:p>4.44</text:p>
          </table:table-cell>
          <table:table-cell office:value-type="float" office:value="27.6704" calcext:value-type="float">
            <text:p>27.67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49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66959" calcext:value-type="float">
            <text:p>466959</text:p>
          </table:table-cell>
          <table:table-cell office:value-type="float" office:value="52084" calcext:value-type="float">
            <text:p>5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7036" calcext:value-type="float">
            <text:p>447036</text:p>
          </table:table-cell>
          <table:table-cell office:value-type="float" office:value="50603" calcext:value-type="float">
            <text:p>50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47265" calcext:value-type="float">
            <text:p>347265</text:p>
          </table:table-cell>
          <table:table-cell office:value-type="float" office:value="39884" calcext:value-type="float">
            <text:p>39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154" calcext:value-type="float">
            <text:p>1154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878" calcext:value-type="float">
            <text:p>878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111" calcext:value-type="float">
            <text:p>1111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86-rpm-307-theta-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1779" calcext:value-type="float">
            <text:p>451779</text:p>
          </table:table-cell>
          <table:table-cell office:value-type="float" office:value="50948" calcext:value-type="float">
            <text:p>50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33615" calcext:value-type="float">
            <text:p>433615</text:p>
          </table:table-cell>
          <table:table-cell office:value-type="float" office:value="49838" calcext:value-type="float">
            <text:p>49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53042" calcext:value-type="float">
            <text:p>353042</text:p>
          </table:table-cell>
          <table:table-cell office:value-type="float" office:value="40635" calcext:value-type="float">
            <text:p>40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0065" calcext:value-type="float">
            <text:p>440065</text:p>
          </table:table-cell>
          <table:table-cell office:value-type="float" office:value="50961" calcext:value-type="float">
            <text:p>50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37945" calcext:value-type="float">
            <text:p>437945</text:p>
          </table:table-cell>
          <table:table-cell office:value-type="float" office:value="50273" calcext:value-type="float">
            <text:p>50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99028" calcext:value-type="float">
            <text:p>299028</text:p>
          </table:table-cell>
          <table:table-cell office:value-type="float" office:value="34747" calcext:value-type="float">
            <text:p>34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04578" calcext:value-type="float">
            <text:p>404578</text:p>
          </table:table-cell>
          <table:table-cell office:value-type="float" office:value="58043" calcext:value-type="float">
            <text:p>58043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27.9249" calcext:value-type="float">
            <text:p>27.924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91.55" calcext:value-type="float">
            <text:p>691.55</text:p>
          </table:table-cell>
          <table:table-cell office:value-type="float" office:value="210.748" calcext:value-type="float">
            <text:p>210.74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51830" calcext:value-type="float">
            <text:p>451830</text:p>
          </table:table-cell>
          <table:table-cell office:value-type="float" office:value="64798" calcext:value-type="float">
            <text:p>64798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28.4321" calcext:value-type="float">
            <text:p>28.43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1.95" calcext:value-type="float">
            <text:p>791.95</text:p>
          </table:table-cell>
          <table:table-cell office:value-type="float" office:value="206.047" calcext:value-type="float">
            <text:p>206.047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34246" calcext:value-type="float">
            <text:p>234246</text:p>
          </table:table-cell>
          <table:table-cell office:value-type="float" office:value="31969" calcext:value-type="float">
            <text:p>31969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27.1254" calcext:value-type="float">
            <text:p>27.12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84.25" calcext:value-type="float">
            <text:p>384.25</text:p>
          </table:table-cell>
          <table:table-cell office:value-type="float" office:value="2.1875" calcext:value-type="float">
            <text:p>2.18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5566" calcext:value-type="float">
            <text:p>275566</text:p>
          </table:table-cell>
          <table:table-cell office:value-type="float" office:value="32996" calcext:value-type="float">
            <text:p>32996</text:p>
          </table:table-cell>
          <table:table-cell office:value-type="float" office:value="5.6" calcext:value-type="float">
            <text:p>5.6</text:p>
          </table:table-cell>
          <table:table-cell office:value-type="float" office:value="4.45" calcext:value-type="float">
            <text:p>4.45</text:p>
          </table:table-cell>
          <table:table-cell office:value-type="float" office:value="27.9629" calcext:value-type="float">
            <text:p>27.962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1.7" calcext:value-type="float">
            <text:p>441.7</text:p>
          </table:table-cell>
          <table:table-cell office:value-type="float" office:value="75.81" calcext:value-type="float">
            <text:p>75.81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035" calcext:value-type="float">
            <text:p>206035</text:p>
          </table:table-cell>
          <table:table-cell office:value-type="float" office:value="24066" calcext:value-type="float">
            <text:p>24066</text:p>
          </table:table-cell>
          <table:table-cell office:value-type="float" office:value="5.7" calcext:value-type="float">
            <text:p>5.7</text:p>
          </table:table-cell>
          <table:table-cell office:value-type="float" office:value="4.55" calcext:value-type="float">
            <text:p>4.55</text:p>
          </table:table-cell>
          <table:table-cell office:value-type="float" office:value="27.9914" calcext:value-type="float">
            <text:p>27.99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7.9" calcext:value-type="float">
            <text:p>327.9</text:p>
          </table:table-cell>
          <table:table-cell office:value-type="float" office:value="38.39" calcext:value-type="float">
            <text:p>38.39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7590" calcext:value-type="float">
            <text:p>67590</text:p>
          </table:table-cell>
          <table:table-cell office:value-type="float" office:value="8206" calcext:value-type="float">
            <text:p>8206</text:p>
          </table:table-cell>
          <table:table-cell office:value-type="float" office:value="5.65" calcext:value-type="float">
            <text:p>5.65</text:p>
          </table:table-cell>
          <table:table-cell office:value-type="float" office:value="4.45" calcext:value-type="float">
            <text:p>4.45</text:p>
          </table:table-cell>
          <table:table-cell office:value-type="float" office:value="27.4875" calcext:value-type="float">
            <text:p>27.487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7.1" calcext:value-type="float">
            <text:p>127.1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719741" calcext:value-type="float">
            <text:p>3719741</text:p>
          </table:table-cell>
          <table:table-cell office:value-type="float" office:value="529363" calcext:value-type="float">
            <text:p>529363</text:p>
          </table:table-cell>
          <table:table-cell office:value-type="float" office:value="11.2" calcext:value-type="float">
            <text:p>11.2</text:p>
          </table:table-cell>
          <table:table-cell office:value-type="float" office:value="9.7" calcext:value-type="float">
            <text:p>9.7</text:p>
          </table:table-cell>
          <table:table-cell office:value-type="float" office:value="68.8247" calcext:value-type="float">
            <text:p>68.82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357.55" calcext:value-type="float">
            <text:p>8357.55</text:p>
          </table:table-cell>
          <table:table-cell office:value-type="float" office:value="56.8475" calcext:value-type="float">
            <text:p>56.84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796336" calcext:value-type="float">
            <text:p>3796336</text:p>
          </table:table-cell>
          <table:table-cell office:value-type="float" office:value="553924" calcext:value-type="float">
            <text:p>553924</text:p>
          </table:table-cell>
          <table:table-cell office:value-type="float" office:value="11.1" calcext:value-type="float">
            <text:p>11.1</text:p>
          </table:table-cell>
          <table:table-cell office:value-type="float" office:value="9.7" calcext:value-type="float">
            <text:p>9.7</text:p>
          </table:table-cell>
          <table:table-cell office:value-type="float" office:value="68.02" calcext:value-type="float">
            <text:p>68.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370.7" calcext:value-type="float">
            <text:p>8370.7</text:p>
          </table:table-cell>
          <table:table-cell office:value-type="float" office:value="210.21" calcext:value-type="float">
            <text:p>210.21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47593" calcext:value-type="float">
            <text:p>547593</text:p>
          </table:table-cell>
          <table:table-cell office:value-type="float" office:value="72176" calcext:value-type="float">
            <text:p>72176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9.6884" calcext:value-type="float">
            <text:p>69.688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1.7" calcext:value-type="float">
            <text:p>981.7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41408" calcext:value-type="float">
            <text:p>541408</text:p>
          </table:table-cell>
          <table:table-cell office:value-type="float" office:value="61714" calcext:value-type="float">
            <text:p>61714</text:p>
          </table:table-cell>
          <table:table-cell office:value-type="float" office:value="11.55" calcext:value-type="float">
            <text:p>11.55</text:p>
          </table:table-cell>
          <table:table-cell office:value-type="float" office:value="10.05" calcext:value-type="float">
            <text:p>10.05</text:p>
          </table:table-cell>
          <table:table-cell office:value-type="float" office:value="70.9806" calcext:value-type="float">
            <text:p>70.980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7.9" calcext:value-type="float">
            <text:p>827.9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14860" calcext:value-type="float">
            <text:p>314860</text:p>
          </table:table-cell>
          <table:table-cell office:value-type="float" office:value="36443" calcext:value-type="float">
            <text:p>36443</text:p>
          </table:table-cell>
          <table:table-cell office:value-type="float" office:value="11.45" calcext:value-type="float">
            <text:p>11.45</text:p>
          </table:table-cell>
          <table:table-cell office:value-type="float" office:value="10.05" calcext:value-type="float">
            <text:p>10.05</text:p>
          </table:table-cell>
          <table:table-cell office:value-type="float" office:value="69.0622" calcext:value-type="float">
            <text:p>69.06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59.35" calcext:value-type="float">
            <text:p>459.35</text:p>
          </table:table-cell>
          <table:table-cell office:value-type="float" office:value="11.0275" calcext:value-type="float">
            <text:p>11.02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6016" calcext:value-type="float">
            <text:p>186016</text:p>
          </table:table-cell>
          <table:table-cell office:value-type="float" office:value="21332" calcext:value-type="float">
            <text:p>21332</text:p>
          </table:table-cell>
          <table:table-cell office:value-type="float" office:value="11.4" calcext:value-type="float">
            <text:p>11.4</text:p>
          </table:table-cell>
          <table:table-cell office:value-type="float" office:value="9.8" calcext:value-type="float">
            <text:p>9.8</text:p>
          </table:table-cell>
          <table:table-cell office:value-type="float" office:value="69.6237" calcext:value-type="float">
            <text:p>69.623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30.25" calcext:value-type="float">
            <text:p>330.25</text:p>
          </table:table-cell>
          <table:table-cell office:value-type="float" office:value="53.7875" calcext:value-type="float">
            <text:p>53.78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156591" calcext:value-type="float">
            <text:p>1156591</text:p>
          </table:table-cell>
          <table:table-cell office:value-type="float" office:value="167950" calcext:value-type="float">
            <text:p>167950</text:p>
          </table:table-cell>
          <table:table-cell office:value-type="float" office:value="10.3" calcext:value-type="float">
            <text:p>10.3</text:p>
          </table:table-cell>
          <table:table-cell office:value-type="float" office:value="9.4" calcext:value-type="float">
            <text:p>9.4</text:p>
          </table:table-cell>
          <table:table-cell office:value-type="float" office:value="57.9623" calcext:value-type="float">
            <text:p>57.962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9.6" calcext:value-type="float">
            <text:p>2149.6</text:p>
          </table:table-cell>
          <table:table-cell office:value-type="float" office:value="83.14" calcext:value-type="float">
            <text:p>83.1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75484" calcext:value-type="float">
            <text:p>675484</text:p>
          </table:table-cell>
          <table:table-cell office:value-type="float" office:value="98293" calcext:value-type="float">
            <text:p>98293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57.4695" calcext:value-type="float">
            <text:p>57.46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67.8" calcext:value-type="float">
            <text:p>1167.8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15737" calcext:value-type="float">
            <text:p>215737</text:p>
          </table:table-cell>
          <table:table-cell office:value-type="float" office:value="29928" calcext:value-type="float">
            <text:p>29928</text:p>
          </table:table-cell>
          <table:table-cell office:value-type="float" office:value="10.3" calcext:value-type="float">
            <text:p>10.3</text:p>
          </table:table-cell>
          <table:table-cell office:value-type="float" office:value="9.3" calcext:value-type="float">
            <text:p>9.3</text:p>
          </table:table-cell>
          <table:table-cell office:value-type="float" office:value="56.9612" calcext:value-type="float">
            <text:p>56.96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7.15" calcext:value-type="float">
            <text:p>357.15</text:p>
          </table:table-cell>
          <table:table-cell office:value-type="float" office:value="36.0275" calcext:value-type="float">
            <text:p>36.02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464" calcext:value-type="float">
            <text:p>1464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291" calcext:value-type="float">
            <text:p>129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.25" calcext:value-type="float">
            <text:p>12.25</text:p>
          </table:table-cell>
          <table:table-cell office:value-type="float" office:value="13.5875" calcext:value-type="float">
            <text:p>13.58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437" calcext:value-type="float">
            <text:p>1437</text:p>
          </table:table-cell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.35" calcext:value-type="float">
            <text:p>15.35</text:p>
          </table:table-cell>
          <table:table-cell office:value-type="float" office:value="26.7275" calcext:value-type="float">
            <text:p>26.72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48774" calcext:value-type="float">
            <text:p>4548774</text:p>
          </table:table-cell>
          <table:table-cell office:value-type="float" office:value="625836" calcext:value-type="float">
            <text:p>625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15" calcext:value-type="float">
            <text:p>1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38800" calcext:value-type="float">
            <text:p>4538800</text:p>
          </table:table-cell>
          <table:table-cell office:value-type="float" office:value="636074" calcext:value-type="float">
            <text:p>636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934" calcext:value-type="float">
            <text:p>1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104329" calcext:value-type="float">
            <text:p>4104329</text:p>
          </table:table-cell>
          <table:table-cell office:value-type="float" office:value="577306" calcext:value-type="float">
            <text:p>577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34" calcext:value-type="float">
            <text:p>1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669410" calcext:value-type="float">
            <text:p>4669410</text:p>
          </table:table-cell>
          <table:table-cell office:value-type="float" office:value="560429" calcext:value-type="float">
            <text:p>560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81" calcext:value-type="float">
            <text:p>1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610443" calcext:value-type="float">
            <text:p>4610443</text:p>
          </table:table-cell>
          <table:table-cell office:value-type="float" office:value="553456" calcext:value-type="float">
            <text:p>553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59" calcext:value-type="float">
            <text:p>1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455047" calcext:value-type="float">
            <text:p>3455047</text:p>
          </table:table-cell>
          <table:table-cell office:value-type="float" office:value="416012" calcext:value-type="float">
            <text:p>416012</text:p>
          </table:table-cell>
          <table:table-cell office:value-type="float" office:value="12.8" calcext:value-type="float">
            <text:p>12.8</text:p>
          </table:table-cell>
          <table:table-cell office:value-type="float" office:value="11.4" calcext:value-type="float">
            <text:p>11.4</text:p>
          </table:table-cell>
          <table:table-cell office:value-type="float" office:value="78.0447" calcext:value-type="float">
            <text:p>78.04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857.8" calcext:value-type="float">
            <text:p>8857.8</text:p>
          </table:table-cell>
          <table:table-cell office:value-type="float" office:value="6353.86" calcext:value-type="float">
            <text:p>6353.86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05645" calcext:value-type="float">
            <text:p>4505645</text:p>
          </table:table-cell>
          <table:table-cell office:value-type="float" office:value="659673" calcext:value-type="float">
            <text:p>659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36" calcext:value-type="float">
            <text:p>1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564338" calcext:value-type="float">
            <text:p>4564338</text:p>
          </table:table-cell>
          <table:table-cell office:value-type="float" office:value="672758" calcext:value-type="float">
            <text:p>672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08" calcext:value-type="float">
            <text:p>1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955565" calcext:value-type="float">
            <text:p>3955565</text:p>
          </table:table-cell>
          <table:table-cell office:value-type="float" office:value="576330" calcext:value-type="float">
            <text:p>576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42" calcext:value-type="float">
            <text:p>1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934202" calcext:value-type="float">
            <text:p>4934202</text:p>
          </table:table-cell>
          <table:table-cell office:value-type="float" office:value="602467" calcext:value-type="float">
            <text:p>60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74" calcext:value-type="float">
            <text:p>1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5000773" calcext:value-type="float">
            <text:p>5000773</text:p>
          </table:table-cell>
          <table:table-cell office:value-type="float" office:value="609886" calcext:value-type="float">
            <text:p>609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55" calcext:value-type="float">
            <text:p>1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90085" calcext:value-type="float">
            <text:p>690085</text:p>
          </table:table-cell>
          <table:table-cell office:value-type="float" office:value="83648" calcext:value-type="float">
            <text:p>83648</text:p>
          </table:table-cell>
          <table:table-cell office:value-type="float" office:value="19.5" calcext:value-type="float">
            <text:p>19.5</text:p>
          </table:table-cell>
          <table:table-cell office:value-type="float" office:value="17.35" calcext:value-type="float">
            <text:p>17.35</text:p>
          </table:table-cell>
          <table:table-cell office:value-type="float" office:value="117.987" calcext:value-type="float">
            <text:p>117.98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85.1" calcext:value-type="float">
            <text:p>1485.1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48171" calcext:value-type="float">
            <text:p>148171</text:p>
          </table:table-cell>
          <table:table-cell office:value-type="float" office:value="19329" calcext:value-type="float">
            <text:p>19329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4.2" calcext:value-type="float">
            <text:p>4.2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2.95" calcext:value-type="float">
            <text:p>232.95</text:p>
          </table:table-cell>
          <table:table-cell office:value-type="float" office:value="151.348" calcext:value-type="float">
            <text:p>151.34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5129" calcext:value-type="float">
            <text:p>85129</text:p>
          </table:table-cell>
          <table:table-cell office:value-type="float" office:value="10743" calcext:value-type="float">
            <text:p>10743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27.8693" calcext:value-type="float">
            <text:p>27.869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6.65" calcext:value-type="float">
            <text:p>136.65</text:p>
          </table:table-cell>
          <table:table-cell office:value-type="float" office:value="107.728" calcext:value-type="float">
            <text:p>107.72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581" calcext:value-type="float">
            <text:p>64581</text:p>
          </table:table-cell>
          <table:table-cell office:value-type="float" office:value="8263" calcext:value-type="float">
            <text:p>8263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26.9884" calcext:value-type="float">
            <text:p>26.988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.3" calcext:value-type="float">
            <text:p>124.3</text:p>
          </table:table-cell>
          <table:table-cell office:value-type="float" office:value="81.41" calcext:value-type="float">
            <text:p>81.41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631" calcext:value-type="float">
            <text:p>206631</text:p>
          </table:table-cell>
          <table:table-cell office:value-type="float" office:value="24474" calcext:value-type="float">
            <text:p>24474</text:p>
          </table:table-cell>
          <table:table-cell office:value-type="float" office:value="5.64" calcext:value-type="float">
            <text:p>5.64</text:p>
          </table:table-cell>
          <table:table-cell office:value-type="float" office:value="4.48" calcext:value-type="float">
            <text:p>4.48</text:p>
          </table:table-cell>
          <table:table-cell office:value-type="float" office:value="28.2277" calcext:value-type="float">
            <text:p>28.22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5.9" calcext:value-type="float">
            <text:p>345.9</text:p>
          </table:table-cell>
          <table:table-cell office:value-type="float" office:value="116.29" calcext:value-type="float">
            <text:p>116.29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0490" calcext:value-type="float">
            <text:p>130490</text:p>
          </table:table-cell>
          <table:table-cell office:value-type="float" office:value="15685" calcext:value-type="float">
            <text:p>15685</text:p>
          </table:table-cell>
          <table:table-cell office:value-type="float" office:value="5.52" calcext:value-type="float">
            <text:p>5.52</text:p>
          </table:table-cell>
          <table:table-cell office:value-type="float" office:value="4.4" calcext:value-type="float">
            <text:p>4.4</text:p>
          </table:table-cell>
          <table:table-cell office:value-type="float" office:value="27.9289" calcext:value-type="float">
            <text:p>27.928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.1" calcext:value-type="float">
            <text:p>230.1</text:p>
          </table:table-cell>
          <table:table-cell office:value-type="float" office:value="134.59" calcext:value-type="float">
            <text:p>134.59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704" calcext:value-type="float">
            <text:p>64704</text:p>
          </table:table-cell>
          <table:table-cell office:value-type="float" office:value="7787" calcext:value-type="float">
            <text:p>7787</text:p>
          </table:table-cell>
          <table:table-cell office:value-type="float" office:value="5.56" calcext:value-type="float">
            <text:p>5.56</text:p>
          </table:table-cell>
          <table:table-cell office:value-type="float" office:value="4.36" calcext:value-type="float">
            <text:p>4.36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1.35" calcext:value-type="float">
            <text:p>131.35</text:p>
          </table:table-cell>
          <table:table-cell office:value-type="float" office:value="70.9275" calcext:value-type="float">
            <text:p>70.92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00757" calcext:value-type="float">
            <text:p>600757</text:p>
          </table:table-cell>
          <table:table-cell office:value-type="float" office:value="71636" calcext:value-type="float">
            <text:p>71636</text:p>
          </table:table-cell>
          <table:table-cell office:value-type="float" office:value="11.1333" calcext:value-type="float">
            <text:p>11.1333</text:p>
          </table:table-cell>
          <table:table-cell office:value-type="float" office:value="9.66667" calcext:value-type="float">
            <text:p>9.66667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46.5" calcext:value-type="float">
            <text:p>946.5</text:p>
          </table:table-cell>
          <table:table-cell office:value-type="float" office:value="1061.35" calcext:value-type="float">
            <text:p>1061.3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33921" calcext:value-type="float">
            <text:p>333921</text:p>
          </table:table-cell>
          <table:table-cell office:value-type="float" office:value="40492" calcext:value-type="float">
            <text:p>40492</text:p>
          </table:table-cell>
          <table:table-cell office:value-type="float" office:value="11.2667" calcext:value-type="float">
            <text:p>11.2667</text:p>
          </table:table-cell>
          <table:table-cell office:value-type="float" office:value="9.73333" calcext:value-type="float">
            <text:p>9.73333</text:p>
          </table:table-cell>
          <table:table-cell office:value-type="float" office:value="68.214" calcext:value-type="float">
            <text:p>68.21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9.15" calcext:value-type="float">
            <text:p>499.15</text:p>
          </table:table-cell>
          <table:table-cell office:value-type="float" office:value="201.228" calcext:value-type="float">
            <text:p>201.22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2930" calcext:value-type="float">
            <text:p>202930</text:p>
          </table:table-cell>
          <table:table-cell office:value-type="float" office:value="24128" calcext:value-type="float">
            <text:p>24128</text:p>
          </table:table-cell>
          <table:table-cell office:value-type="float" office:value="11.1333" calcext:value-type="float">
            <text:p>11.1333</text:p>
          </table:table-cell>
          <table:table-cell office:value-type="float" office:value="9.66667" calcext:value-type="float">
            <text:p>9.66667</text:p>
          </table:table-cell>
          <table:table-cell office:value-type="float" office:value="68.5063" calcext:value-type="float">
            <text:p>68.506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2.6" calcext:value-type="float">
            <text:p>342.6</text:p>
          </table:table-cell>
          <table:table-cell office:value-type="float" office:value="63.94" calcext:value-type="float">
            <text:p>63.9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27993" calcext:value-type="float">
            <text:p>527993</text:p>
          </table:table-cell>
          <table:table-cell office:value-type="float" office:value="59805" calcext:value-type="float">
            <text:p>59805</text:p>
          </table:table-cell>
          <table:table-cell office:value-type="float" office:value="11.36" calcext:value-type="float">
            <text:p>11.36</text:p>
          </table:table-cell>
          <table:table-cell office:value-type="float" office:value="9.96" calcext:value-type="float">
            <text:p>9.96</text:p>
          </table:table-cell>
          <table:table-cell office:value-type="float" office:value="69.095" calcext:value-type="float">
            <text:p>69.09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3.3" calcext:value-type="float">
            <text:p>853.3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04541" calcext:value-type="float">
            <text:p>304541</text:p>
          </table:table-cell>
          <table:table-cell office:value-type="float" office:value="34792" calcext:value-type="float">
            <text:p>34792</text:p>
          </table:table-cell>
          <table:table-cell office:value-type="float" office:value="11.6" calcext:value-type="float">
            <text:p>11.6</text:p>
          </table:table-cell>
          <table:table-cell office:value-type="float" office:value="10.16" calcext:value-type="float">
            <text:p>10.16</text:p>
          </table:table-cell>
          <table:table-cell office:value-type="float" office:value="69.722" calcext:value-type="float">
            <text:p>69.72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8.75" calcext:value-type="float">
            <text:p>478.75</text:p>
          </table:table-cell>
          <table:table-cell office:value-type="float" office:value="43.9875" calcext:value-type="float">
            <text:p>43.98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67" calcext:value-type="float">
            <text:p>181467</text:p>
          </table:table-cell>
          <table:table-cell office:value-type="float" office:value="20585" calcext:value-type="float">
            <text:p>20585</text:p>
          </table:table-cell>
          <table:table-cell office:value-type="float" office:value="11.44" calcext:value-type="float">
            <text:p>11.44</text:p>
          </table:table-cell>
          <table:table-cell office:value-type="float" office:value="9.96" calcext:value-type="float">
            <text:p>9.96</text:p>
          </table:table-cell>
          <table:table-cell office:value-type="float" office:value="70.1241" calcext:value-type="float">
            <text:p>70.12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7.65" calcext:value-type="float">
            <text:p>357.65</text:p>
          </table:table-cell>
          <table:table-cell office:value-type="float" office:value="149.528" calcext:value-type="float">
            <text:p>149.52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79885" calcext:value-type="float">
            <text:p>579885</text:p>
          </table:table-cell>
          <table:table-cell office:value-type="float" office:value="73321" calcext:value-type="float">
            <text:p>73321</text:p>
          </table:table-cell>
          <table:table-cell office:value-type="float" office:value="10.6667" calcext:value-type="float">
            <text:p>10.6667</text:p>
          </table:table-cell>
          <table:table-cell office:value-type="float" office:value="9.73333" calcext:value-type="float">
            <text:p>9.73333</text:p>
          </table:table-cell>
          <table:table-cell office:value-type="float" office:value="59.6355" calcext:value-type="float">
            <text:p>59.6355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38.55" calcext:value-type="float">
            <text:p>938.55</text:p>
          </table:table-cell>
          <table:table-cell office:value-type="float" office:value="271.048" calcext:value-type="float">
            <text:p>271.04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144" calcext:value-type="float">
            <text:p>258144</text:p>
          </table:table-cell>
          <table:table-cell office:value-type="float" office:value="32884" calcext:value-type="float">
            <text:p>32884</text:p>
          </table:table-cell>
          <table:table-cell office:value-type="float" office:value="10.4" calcext:value-type="float">
            <text:p>10.4</text:p>
          </table:table-cell>
          <table:table-cell office:value-type="float" office:value="9.53333" calcext:value-type="float">
            <text:p>9.53333</text:p>
          </table:table-cell>
          <table:table-cell office:value-type="float" office:value="59.0331" calcext:value-type="float">
            <text:p>59.0331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76.25" calcext:value-type="float">
            <text:p>376.25</text:p>
          </table:table-cell>
          <table:table-cell office:value-type="float" office:value="15.3875" calcext:value-type="float">
            <text:p>15.38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89" calcext:value-type="float">
            <text:p>181489</text:p>
          </table:table-cell>
          <table:table-cell office:value-type="float" office:value="22997" calcext:value-type="float">
            <text:p>22997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9.53333" calcext:value-type="float">
            <text:p>9.53333</text:p>
          </table:table-cell>
          <table:table-cell office:value-type="float" office:value="58.1758" calcext:value-type="float">
            <text:p>58.175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4.75" calcext:value-type="float">
            <text:p>324.75</text:p>
          </table:table-cell>
          <table:table-cell office:value-type="float" office:value="71.8875" calcext:value-type="float">
            <text:p>71.88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33" calcext:value-type="float">
            <text:p>1333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475" calcext:value-type="float">
            <text:p>12.24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036" calcext:value-type="float">
            <text:p>1036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.05" calcext:value-type="float">
            <text:p>11.05</text:p>
          </table:table-cell>
          <table:table-cell office:value-type="float" office:value="5.2475" calcext:value-type="float">
            <text:p>5.24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48" calcext:value-type="float">
            <text:p>134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.6" calcext:value-type="float">
            <text:p>16.6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2243" calcext:value-type="float">
            <text:p>4712243</text:p>
          </table:table-cell>
          <table:table-cell office:value-type="float" office:value="590792" calcext:value-type="float">
            <text:p>59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26" calcext:value-type="float">
            <text:p>1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26760" calcext:value-type="float">
            <text:p>4726760</text:p>
          </table:table-cell>
          <table:table-cell office:value-type="float" office:value="594745" calcext:value-type="float">
            <text:p>594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21" calcext:value-type="float">
            <text:p>1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178449" calcext:value-type="float">
            <text:p>4178449</text:p>
          </table:table-cell>
          <table:table-cell office:value-type="float" office:value="528094" calcext:value-type="float">
            <text:p>528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41" calcext:value-type="float">
            <text:p>1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92116" calcext:value-type="float">
            <text:p>4492116</text:p>
          </table:table-cell>
          <table:table-cell office:value-type="float" office:value="530307" calcext:value-type="float">
            <text:p>530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53953" calcext:value-type="float">
            <text:p>4453953</text:p>
          </table:table-cell>
          <table:table-cell office:value-type="float" office:value="528186" calcext:value-type="float">
            <text:p>52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871939" calcext:value-type="float">
            <text:p>3871939</text:p>
          </table:table-cell>
          <table:table-cell office:value-type="float" office:value="460983" calcext:value-type="float">
            <text:p>460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551" calcext:value-type="float">
            <text:p>1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14122" calcext:value-type="float">
            <text:p>4814122</text:p>
          </table:table-cell>
          <table:table-cell office:value-type="float" office:value="626075" calcext:value-type="float">
            <text:p>626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51" calcext:value-type="float">
            <text:p>1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72011" calcext:value-type="float">
            <text:p>4872011</text:p>
          </table:table-cell>
          <table:table-cell office:value-type="float" office:value="636885" calcext:value-type="float">
            <text:p>636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97953" calcext:value-type="float">
            <text:p>2797953</text:p>
          </table:table-cell>
          <table:table-cell office:value-type="float" office:value="365881" calcext:value-type="float">
            <text:p>365881</text:p>
          </table:table-cell>
          <table:table-cell office:value-type="float" office:value="20.2" calcext:value-type="float">
            <text:p>20.2</text:p>
          </table:table-cell>
          <table:table-cell office:value-type="float" office:value="18.0667" calcext:value-type="float">
            <text:p>18.0667</text:p>
          </table:table-cell>
          <table:table-cell office:value-type="float" office:value="121.136" calcext:value-type="float">
            <text:p>121.136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995.65" calcext:value-type="float">
            <text:p>6995.65</text:p>
          </table:table-cell>
          <table:table-cell office:value-type="float" office:value="4071.23" calcext:value-type="float">
            <text:p>4071.23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7700" calcext:value-type="float">
            <text:p>4717700</text:p>
          </table:table-cell>
          <table:table-cell office:value-type="float" office:value="566987" calcext:value-type="float">
            <text:p>566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4469334" calcext:value-type="float">
            <text:p>4469334</text:p>
          </table:table-cell>
          <table:table-cell office:value-type="float" office:value="535964" calcext:value-type="float">
            <text:p>535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819" calcext:value-type="float">
            <text:p>9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96339" calcext:value-type="float">
            <text:p>1096339</text:p>
          </table:table-cell>
          <table:table-cell office:value-type="float" office:value="131148" calcext:value-type="float">
            <text:p>131148</text:p>
          </table:table-cell>
          <table:table-cell office:value-type="float" office:value="20.04" calcext:value-type="float">
            <text:p>20.04</text:p>
          </table:table-cell>
          <table:table-cell office:value-type="float" office:value="17.84" calcext:value-type="float">
            <text:p>17.84</text:p>
          </table:table-cell>
          <table:table-cell office:value-type="float" office:value="122.018" calcext:value-type="float">
            <text:p>122.01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43.6" calcext:value-type="float">
            <text:p>2743.6</text:p>
          </table:table-cell>
          <table:table-cell office:value-type="float" office:value="969.34" calcext:value-type="float">
            <text:p>969.3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48171" calcext:value-type="float">
            <text:p>148171</text:p>
          </table:table-cell>
          <table:table-cell office:value-type="float" office:value="19329" calcext:value-type="float">
            <text:p>19329</text:p>
          </table:table-cell>
          <table:table-cell office:value-type="float" office:value="5.33333" calcext:value-type="float">
            <text:p>5.33333</text:p>
          </table:table-cell>
          <table:table-cell office:value-type="float" office:value="4.2" calcext:value-type="float">
            <text:p>4.2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2.95" calcext:value-type="float">
            <text:p>232.95</text:p>
          </table:table-cell>
          <table:table-cell office:value-type="float" office:value="151.348" calcext:value-type="float">
            <text:p>151.34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5129" calcext:value-type="float">
            <text:p>85129</text:p>
          </table:table-cell>
          <table:table-cell office:value-type="float" office:value="10743" calcext:value-type="float">
            <text:p>10743</text:p>
          </table:table-cell>
          <table:table-cell office:value-type="float" office:value="5.6" calcext:value-type="float">
            <text:p>5.6</text:p>
          </table:table-cell>
          <table:table-cell office:value-type="float" office:value="4.4" calcext:value-type="float">
            <text:p>4.4</text:p>
          </table:table-cell>
          <table:table-cell office:value-type="float" office:value="27.8693" calcext:value-type="float">
            <text:p>27.869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6.65" calcext:value-type="float">
            <text:p>136.65</text:p>
          </table:table-cell>
          <table:table-cell office:value-type="float" office:value="107.728" calcext:value-type="float">
            <text:p>107.72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581" calcext:value-type="float">
            <text:p>64581</text:p>
          </table:table-cell>
          <table:table-cell office:value-type="float" office:value="8263" calcext:value-type="float">
            <text:p>8263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26.9884" calcext:value-type="float">
            <text:p>26.988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4.3" calcext:value-type="float">
            <text:p>124.3</text:p>
          </table:table-cell>
          <table:table-cell office:value-type="float" office:value="81.41" calcext:value-type="float">
            <text:p>81.41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6631" calcext:value-type="float">
            <text:p>206631</text:p>
          </table:table-cell>
          <table:table-cell office:value-type="float" office:value="24474" calcext:value-type="float">
            <text:p>24474</text:p>
          </table:table-cell>
          <table:table-cell office:value-type="float" office:value="5.64" calcext:value-type="float">
            <text:p>5.64</text:p>
          </table:table-cell>
          <table:table-cell office:value-type="float" office:value="4.48" calcext:value-type="float">
            <text:p>4.48</text:p>
          </table:table-cell>
          <table:table-cell office:value-type="float" office:value="28.2277" calcext:value-type="float">
            <text:p>28.227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5.9" calcext:value-type="float">
            <text:p>345.9</text:p>
          </table:table-cell>
          <table:table-cell office:value-type="float" office:value="116.29" calcext:value-type="float">
            <text:p>116.29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0490" calcext:value-type="float">
            <text:p>130490</text:p>
          </table:table-cell>
          <table:table-cell office:value-type="float" office:value="15685" calcext:value-type="float">
            <text:p>15685</text:p>
          </table:table-cell>
          <table:table-cell office:value-type="float" office:value="5.52" calcext:value-type="float">
            <text:p>5.52</text:p>
          </table:table-cell>
          <table:table-cell office:value-type="float" office:value="4.4" calcext:value-type="float">
            <text:p>4.4</text:p>
          </table:table-cell>
          <table:table-cell office:value-type="float" office:value="27.9289" calcext:value-type="float">
            <text:p>27.928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.1" calcext:value-type="float">
            <text:p>230.1</text:p>
          </table:table-cell>
          <table:table-cell office:value-type="float" office:value="134.59" calcext:value-type="float">
            <text:p>134.59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4704" calcext:value-type="float">
            <text:p>64704</text:p>
          </table:table-cell>
          <table:table-cell office:value-type="float" office:value="7787" calcext:value-type="float">
            <text:p>7787</text:p>
          </table:table-cell>
          <table:table-cell office:value-type="float" office:value="5.56" calcext:value-type="float">
            <text:p>5.56</text:p>
          </table:table-cell>
          <table:table-cell office:value-type="float" office:value="4.36" calcext:value-type="float">
            <text:p>4.36</text:p>
          </table:table-cell>
          <table:table-cell office:value-type="float" office:value="27.4688" calcext:value-type="float">
            <text:p>27.46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1.35" calcext:value-type="float">
            <text:p>131.35</text:p>
          </table:table-cell>
          <table:table-cell office:value-type="float" office:value="70.9275" calcext:value-type="float">
            <text:p>70.92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600757" calcext:value-type="float">
            <text:p>600757</text:p>
          </table:table-cell>
          <table:table-cell office:value-type="float" office:value="71636" calcext:value-type="float">
            <text:p>71636</text:p>
          </table:table-cell>
          <table:table-cell office:value-type="float" office:value="11.1333" calcext:value-type="float">
            <text:p>11.1333</text:p>
          </table:table-cell>
          <table:table-cell office:value-type="float" office:value="9.66667" calcext:value-type="float">
            <text:p>9.66667</text:p>
          </table:table-cell>
          <table:table-cell office:value-type="float" office:value="68.627" calcext:value-type="float">
            <text:p>68.627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46.5" calcext:value-type="float">
            <text:p>946.5</text:p>
          </table:table-cell>
          <table:table-cell office:value-type="float" office:value="1061.35" calcext:value-type="float">
            <text:p>1061.3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33921" calcext:value-type="float">
            <text:p>333921</text:p>
          </table:table-cell>
          <table:table-cell office:value-type="float" office:value="40492" calcext:value-type="float">
            <text:p>40492</text:p>
          </table:table-cell>
          <table:table-cell office:value-type="float" office:value="11.2667" calcext:value-type="float">
            <text:p>11.2667</text:p>
          </table:table-cell>
          <table:table-cell office:value-type="float" office:value="9.73333" calcext:value-type="float">
            <text:p>9.73333</text:p>
          </table:table-cell>
          <table:table-cell office:value-type="float" office:value="68.214" calcext:value-type="float">
            <text:p>68.214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9.15" calcext:value-type="float">
            <text:p>499.15</text:p>
          </table:table-cell>
          <table:table-cell office:value-type="float" office:value="201.228" calcext:value-type="float">
            <text:p>201.228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02930" calcext:value-type="float">
            <text:p>202930</text:p>
          </table:table-cell>
          <table:table-cell office:value-type="float" office:value="24128" calcext:value-type="float">
            <text:p>24128</text:p>
          </table:table-cell>
          <table:table-cell office:value-type="float" office:value="11.1333" calcext:value-type="float">
            <text:p>11.1333</text:p>
          </table:table-cell>
          <table:table-cell office:value-type="float" office:value="9.66667" calcext:value-type="float">
            <text:p>9.66667</text:p>
          </table:table-cell>
          <table:table-cell office:value-type="float" office:value="68.5063" calcext:value-type="float">
            <text:p>68.5063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2.6" calcext:value-type="float">
            <text:p>342.6</text:p>
          </table:table-cell>
          <table:table-cell office:value-type="float" office:value="63.94" calcext:value-type="float">
            <text:p>63.9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27993" calcext:value-type="float">
            <text:p>527993</text:p>
          </table:table-cell>
          <table:table-cell office:value-type="float" office:value="59805" calcext:value-type="float">
            <text:p>59805</text:p>
          </table:table-cell>
          <table:table-cell office:value-type="float" office:value="11.36" calcext:value-type="float">
            <text:p>11.36</text:p>
          </table:table-cell>
          <table:table-cell office:value-type="float" office:value="9.96" calcext:value-type="float">
            <text:p>9.96</text:p>
          </table:table-cell>
          <table:table-cell office:value-type="float" office:value="69.095" calcext:value-type="float">
            <text:p>69.09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3.3" calcext:value-type="float">
            <text:p>853.3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04541" calcext:value-type="float">
            <text:p>304541</text:p>
          </table:table-cell>
          <table:table-cell office:value-type="float" office:value="34792" calcext:value-type="float">
            <text:p>34792</text:p>
          </table:table-cell>
          <table:table-cell office:value-type="float" office:value="11.6" calcext:value-type="float">
            <text:p>11.6</text:p>
          </table:table-cell>
          <table:table-cell office:value-type="float" office:value="10.16" calcext:value-type="float">
            <text:p>10.16</text:p>
          </table:table-cell>
          <table:table-cell office:value-type="float" office:value="69.722" calcext:value-type="float">
            <text:p>69.72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8.75" calcext:value-type="float">
            <text:p>478.75</text:p>
          </table:table-cell>
          <table:table-cell office:value-type="float" office:value="43.9875" calcext:value-type="float">
            <text:p>43.98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67" calcext:value-type="float">
            <text:p>181467</text:p>
          </table:table-cell>
          <table:table-cell office:value-type="float" office:value="20585" calcext:value-type="float">
            <text:p>20585</text:p>
          </table:table-cell>
          <table:table-cell office:value-type="float" office:value="11.44" calcext:value-type="float">
            <text:p>11.44</text:p>
          </table:table-cell>
          <table:table-cell office:value-type="float" office:value="9.96" calcext:value-type="float">
            <text:p>9.96</text:p>
          </table:table-cell>
          <table:table-cell office:value-type="float" office:value="70.1241" calcext:value-type="float">
            <text:p>70.12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7.65" calcext:value-type="float">
            <text:p>357.65</text:p>
          </table:table-cell>
          <table:table-cell office:value-type="float" office:value="149.528" calcext:value-type="float">
            <text:p>149.52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579885" calcext:value-type="float">
            <text:p>579885</text:p>
          </table:table-cell>
          <table:table-cell office:value-type="float" office:value="73321" calcext:value-type="float">
            <text:p>73321</text:p>
          </table:table-cell>
          <table:table-cell office:value-type="float" office:value="10.6667" calcext:value-type="float">
            <text:p>10.6667</text:p>
          </table:table-cell>
          <table:table-cell office:value-type="float" office:value="9.73333" calcext:value-type="float">
            <text:p>9.73333</text:p>
          </table:table-cell>
          <table:table-cell office:value-type="float" office:value="59.6355" calcext:value-type="float">
            <text:p>59.6355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38.55" calcext:value-type="float">
            <text:p>938.55</text:p>
          </table:table-cell>
          <table:table-cell office:value-type="float" office:value="271.048" calcext:value-type="float">
            <text:p>271.04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58144" calcext:value-type="float">
            <text:p>258144</text:p>
          </table:table-cell>
          <table:table-cell office:value-type="float" office:value="32884" calcext:value-type="float">
            <text:p>32884</text:p>
          </table:table-cell>
          <table:table-cell office:value-type="float" office:value="10.4" calcext:value-type="float">
            <text:p>10.4</text:p>
          </table:table-cell>
          <table:table-cell office:value-type="float" office:value="9.53333" calcext:value-type="float">
            <text:p>9.53333</text:p>
          </table:table-cell>
          <table:table-cell office:value-type="float" office:value="59.0331" calcext:value-type="float">
            <text:p>59.0331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76.25" calcext:value-type="float">
            <text:p>376.25</text:p>
          </table:table-cell>
          <table:table-cell office:value-type="float" office:value="15.3875" calcext:value-type="float">
            <text:p>15.38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81489" calcext:value-type="float">
            <text:p>181489</text:p>
          </table:table-cell>
          <table:table-cell office:value-type="float" office:value="22997" calcext:value-type="float">
            <text:p>22997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9.53333" calcext:value-type="float">
            <text:p>9.53333</text:p>
          </table:table-cell>
          <table:table-cell office:value-type="float" office:value="58.1758" calcext:value-type="float">
            <text:p>58.1758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4.75" calcext:value-type="float">
            <text:p>324.75</text:p>
          </table:table-cell>
          <table:table-cell office:value-type="float" office:value="71.8875" calcext:value-type="float">
            <text:p>71.88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33" calcext:value-type="float">
            <text:p>1333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475" calcext:value-type="float">
            <text:p>12.24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036" calcext:value-type="float">
            <text:p>1036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.05" calcext:value-type="float">
            <text:p>11.05</text:p>
          </table:table-cell>
          <table:table-cell office:value-type="float" office:value="5.2475" calcext:value-type="float">
            <text:p>5.24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1348" calcext:value-type="float">
            <text:p>134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.6" calcext:value-type="float">
            <text:p>16.6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2243" calcext:value-type="float">
            <text:p>4712243</text:p>
          </table:table-cell>
          <table:table-cell office:value-type="float" office:value="590792" calcext:value-type="float">
            <text:p>59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26" calcext:value-type="float">
            <text:p>1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26760" calcext:value-type="float">
            <text:p>4726760</text:p>
          </table:table-cell>
          <table:table-cell office:value-type="float" office:value="594745" calcext:value-type="float">
            <text:p>594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821" calcext:value-type="float">
            <text:p>1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178449" calcext:value-type="float">
            <text:p>4178449</text:p>
          </table:table-cell>
          <table:table-cell office:value-type="float" office:value="528094" calcext:value-type="float">
            <text:p>528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41" calcext:value-type="float">
            <text:p>1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92116" calcext:value-type="float">
            <text:p>4492116</text:p>
          </table:table-cell>
          <table:table-cell office:value-type="float" office:value="530307" calcext:value-type="float">
            <text:p>530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453953" calcext:value-type="float">
            <text:p>4453953</text:p>
          </table:table-cell>
          <table:table-cell office:value-type="float" office:value="528186" calcext:value-type="float">
            <text:p>52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3871939" calcext:value-type="float">
            <text:p>3871939</text:p>
          </table:table-cell>
          <table:table-cell office:value-type="float" office:value="460983" calcext:value-type="float">
            <text:p>460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551" calcext:value-type="float">
            <text:p>1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14122" calcext:value-type="float">
            <text:p>4814122</text:p>
          </table:table-cell>
          <table:table-cell office:value-type="float" office:value="626075" calcext:value-type="float">
            <text:p>626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51" calcext:value-type="float">
            <text:p>1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872011" calcext:value-type="float">
            <text:p>4872011</text:p>
          </table:table-cell>
          <table:table-cell office:value-type="float" office:value="636885" calcext:value-type="float">
            <text:p>636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797953" calcext:value-type="float">
            <text:p>2797953</text:p>
          </table:table-cell>
          <table:table-cell office:value-type="float" office:value="365881" calcext:value-type="float">
            <text:p>365881</text:p>
          </table:table-cell>
          <table:table-cell office:value-type="float" office:value="20.2" calcext:value-type="float">
            <text:p>20.2</text:p>
          </table:table-cell>
          <table:table-cell office:value-type="float" office:value="18.0667" calcext:value-type="float">
            <text:p>18.0667</text:p>
          </table:table-cell>
          <table:table-cell office:value-type="float" office:value="121.136" calcext:value-type="float">
            <text:p>121.136</text:p>
          </table:table-cell>
          <table:table-cell office:value-type="float" office:value="0.0666667" calcext:value-type="float">
            <text:p>0.0666667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995.65" calcext:value-type="float">
            <text:p>6995.65</text:p>
          </table:table-cell>
          <table:table-cell office:value-type="float" office:value="4071.23" calcext:value-type="float">
            <text:p>4071.23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4717700" calcext:value-type="float">
            <text:p>4717700</text:p>
          </table:table-cell>
          <table:table-cell office:value-type="float" office:value="566987" calcext:value-type="float">
            <text:p>566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0.811249_y-0.811249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</text:p>
          </table:table-cell>
          <table:table-cell office:value-type="float" office:value="4469334" calcext:value-type="float">
            <text:p>4469334</text:p>
          </table:table-cell>
          <table:table-cell office:value-type="float" office:value="535964" calcext:value-type="float">
            <text:p>535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307-theta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819" calcext:value-type="float">
            <text:p>9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96339" calcext:value-type="float">
            <text:p>1096339</text:p>
          </table:table-cell>
          <table:table-cell office:value-type="float" office:value="131148" calcext:value-type="float">
            <text:p>131148</text:p>
          </table:table-cell>
          <table:table-cell office:value-type="float" office:value="20.04" calcext:value-type="float">
            <text:p>20.04</text:p>
          </table:table-cell>
          <table:table-cell office:value-type="float" office:value="17.84" calcext:value-type="float">
            <text:p>17.84</text:p>
          </table:table-cell>
          <table:table-cell office:value-type="float" office:value="122.018" calcext:value-type="float">
            <text:p>122.01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307-theta-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43.6" calcext:value-type="float">
            <text:p>2743.6</text:p>
          </table:table-cell>
          <table:table-cell office:value-type="float" office:value="969.34" calcext:value-type="float">
            <text:p>969.34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32104" calcext:value-type="float">
            <text:p>32104</text:p>
          </table:table-cell>
          <table:table-cell office:value-type="float" office:value="4614" calcext:value-type="float">
            <text:p>4614</text:p>
          </table:table-cell>
          <table:table-cell office:value-type="float" office:value="6.6" calcext:value-type="float">
            <text:p>6.6</text:p>
          </table:table-cell>
          <table:table-cell office:value-type="float" office:value="5.36" calcext:value-type="float">
            <text:p>5.36</text:p>
          </table:table-cell>
          <table:table-cell office:value-type="float" office:value="30.9242" calcext:value-type="float">
            <text:p>30.924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float" office:value="5.8275" calcext:value-type="float">
            <text:p>5.82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port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29583" calcext:value-type="float">
            <text:p>29583</text:p>
          </table:table-cell>
          <table:table-cell office:value-type="float" office:value="4193" calcext:value-type="float">
            <text:p>4193</text:p>
          </table:table-cell>
          <table:table-cell office:value-type="float" office:value="6.24" calcext:value-type="float">
            <text:p>6.24</text:p>
          </table:table-cell>
          <table:table-cell office:value-type="float" office:value="5.08" calcext:value-type="float">
            <text:p>5.08</text:p>
          </table:table-cell>
          <table:table-cell office:value-type="float" office:value="29.0375" calcext:value-type="float">
            <text:p>29.03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49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1.35" calcext:value-type="float">
            <text:p>101.35</text:p>
          </table:table-cell>
          <table:table-cell office:value-type="float" office:value="188.528" calcext:value-type="float">
            <text:p>188.52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478490" calcext:value-type="float">
            <text:p>478490</text:p>
          </table:table-cell>
          <table:table-cell office:value-type="float" office:value="68452" calcext:value-type="float">
            <text:p>68452</text:p>
          </table:table-cell>
          <table:table-cell office:value-type="float" office:value="12.96" calcext:value-type="float">
            <text:p>12.96</text:p>
          </table:table-cell>
          <table:table-cell office:value-type="float" office:value="11.56" calcext:value-type="float">
            <text:p>11.56</text:p>
          </table:table-cell>
          <table:table-cell office:value-type="float" office:value="72.7627" calcext:value-type="float">
            <text:p>72.762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85.65" calcext:value-type="float">
            <text:p>1485.65</text:p>
          </table:table-cell>
          <table:table-cell office:value-type="float" office:value="17.2275" calcext:value-type="float">
            <text:p>17.2275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simp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38086" calcext:value-type="float">
            <text:p>138086</text:p>
          </table:table-cell>
          <table:table-cell office:value-type="float" office:value="19496" calcext:value-type="float">
            <text:p>19496</text:p>
          </table:table-cell>
          <table:table-cell office:value-type="float" office:value="13.16" calcext:value-type="float">
            <text:p>13.16</text:p>
          </table:table-cell>
          <table:table-cell office:value-type="float" office:value="11.6" calcext:value-type="float">
            <text:p>11.6</text:p>
          </table:table-cell>
          <table:table-cell office:value-type="float" office:value="72.8552" calcext:value-type="float">
            <text:p>72.855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01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35.85" calcext:value-type="float">
            <text:p>535.85</text:p>
          </table:table-cell>
          <table:table-cell office:value-type="float" office:value="37.4275" calcext:value-type="float">
            <text:p>37.42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84762" calcext:value-type="float">
            <text:p>84762</text:p>
          </table:table-cell>
          <table:table-cell office:value-type="float" office:value="12539" calcext:value-type="float">
            <text:p>12539</text:p>
          </table:table-cell>
          <table:table-cell office:value-type="float" office:value="13.56" calcext:value-type="float">
            <text:p>13.56</text:p>
          </table:table-cell>
          <table:table-cell office:value-type="float" office:value="12.48" calcext:value-type="float">
            <text:p>12.48</text:p>
          </table:table-cell>
          <table:table-cell office:value-type="float" office:value="65.0204" calcext:value-type="float">
            <text:p>65.020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3.7" calcext:value-type="float">
            <text:p>243.7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tornad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7290" calcext:value-type="float">
            <text:p>17290</text:p>
          </table:table-cell>
          <table:table-cell office:value-type="float" office:value="2466" calcext:value-type="float">
            <text:p>2466</text:p>
          </table:table-cell>
          <table:table-cell office:value-type="float" office:value="12.2" calcext:value-type="float">
            <text:p>12.2</text:p>
          </table:table-cell>
          <table:table-cell office:value-type="float" office:value="11.28" calcext:value-type="float">
            <text:p>11.28</text:p>
          </table:table-cell>
          <table:table-cell office:value-type="float" office:value="58.5334" calcext:value-type="float">
            <text:p>58.533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86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.75" calcext:value-type="float">
            <text:p>61.75</text:p>
          </table:table-cell>
          <table:table-cell office:value-type="float" office:value="22.6875" calcext:value-type="float">
            <text:p>22.6875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763959" calcext:value-type="float">
            <text:p>2763959</text:p>
          </table:table-cell>
          <table:table-cell office:value-type="float" office:value="389055" calcext:value-type="float">
            <text:p>389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544" calcext:value-type="float">
            <text:p>1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u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51270" calcext:value-type="float">
            <text:p>1051270</text:p>
          </table:table-cell>
          <table:table-cell office:value-type="float" office:value="145454" calcext:value-type="float">
            <text:p>145454</text:p>
          </table:table-cell>
          <table:table-cell office:value-type="float" office:value="14.56" calcext:value-type="float">
            <text:p>14.56</text:p>
          </table:table-cell>
          <table:table-cell office:value-type="float" office:value="12.92" calcext:value-type="float">
            <text:p>12.92</text:p>
          </table:table-cell>
          <table:table-cell office:value-type="float" office:value="78.5021" calcext:value-type="float">
            <text:p>78.502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95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34.15" calcext:value-type="float">
            <text:p>4934.15</text:p>
          </table:table-cell>
          <table:table-cell office:value-type="float" office:value="190.728" calcext:value-type="float">
            <text:p>190.728</text:p>
          </table:table-cell>
        </table:table-row>
        <table:table-row table:style-name="ro1">
          <table:table-cell office:value-type="string" calcext:value-type="string">
            <text:p>hybrid_astar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no</text:p>
          </table:table-cell>
          <table:table-cell office:value-type="float" office:value="2812124" calcext:value-type="float">
            <text:p>2812124</text:p>
          </table:table-cell>
          <table:table-cell office:value-type="float" office:value="409602" calcext:value-type="float">
            <text:p>409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x-1.08167_y-1.08167-rpm-1535-theta-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513" calcext:value-type="float">
            <text:p>1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<text:s/>zuric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yes</text:p>
          </table:table-cell>
          <table:table-cell office:value-type="float" office:value="1061614" calcext:value-type="float">
            <text:p>1061614</text:p>
          </table:table-cell>
          <table:table-cell office:value-type="float" office:value="152907" calcext:value-type="float">
            <text:p>152907</text:p>
          </table:table-cell>
          <table:table-cell office:value-type="float" office:value="23.24" calcext:value-type="float">
            <text:p>23.24</text:p>
          </table:table-cell>
          <table:table-cell office:value-type="float" office:value="20.56" calcext:value-type="float">
            <text:p>20.56</text:p>
          </table:table-cell>
          <table:table-cell office:value-type="float" office:value="127.961" calcext:value-type="float">
            <text:p>127.9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c-177-rpm-1535-theta-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393.95" calcext:value-type="float">
            <text:p>5393.95</text:p>
          </table:table-cell>
          <table:table-cell office:value-type="float" office:value="9447.45" calcext:value-type="float">
            <text:p>9447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7T11:05:45.119574868</dc:date>
    <meta:editing-duration>PT3M41S</meta:editing-duration>
    <meta:editing-cycles>1</meta:editing-cycles>
    <meta:document-statistic meta:table-count="2" meta:cell-count="2646" meta:object-count="0"/>
    <meta:generator>LibreOffice/6.0.7.3$Linux_X86_64 LibreOffice_project/00m0$Build-3</meta:generator>
  </office:meta>
</office:document-meta>
</file>